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3333in"/>
    </style:style>
    <style:style style:name="Table2.E" style:family="table-column">
      <style:table-column-properties style:column-width="0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T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in" style:rel-column-width="3274*"/>
    </style:style>
    <style:style style:name="Table3.B" style:family="table-column">
      <style:table-column-properties style:column-width="0.3347in" style:rel-column-width="3276*"/>
    </style:style>
    <style:style style:name="Table3.E" style:family="table-column">
      <style:table-column-properties style:column-width="0.3347in" style:rel-column-width="3277*"/>
    </style:style>
    <style:style style:name="Table3.F" style:family="table-column">
      <style:table-column-properties style:column-width="0.3347in" style:rel-column-width="3275*"/>
    </style:style>
    <style:style style:name="Table3.Q" style:family="table-column">
      <style:table-column-properties style:column-width="0.3347in" style:rel-column-width="3278*"/>
    </style:style>
    <style:style style:name="Table3.T" style:family="table-column">
      <style:table-column-properties style:column-width="0.3354in" style:rel-column-width="328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T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264in" style:rel-column-width="2216*"/>
    </style:style>
    <style:style style:name="Table4.B" style:family="table-column">
      <style:table-column-properties style:column-width="0.9361in" style:rel-column-width="9165*"/>
    </style:style>
    <style:style style:name="Table4.C" style:family="table-column">
      <style:table-column-properties style:column-width="2.7507in" style:rel-column-width="26933*"/>
    </style:style>
    <style:style style:name="Table4.D" style:family="table-column">
      <style:table-column-properties style:column-width="1.7451in" style:rel-column-width="17087*"/>
    </style:style>
    <style:style style:name="Table4.E" style:family="table-column">
      <style:table-column-properties style:column-width="1.0347in" style:rel-column-width="10134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="0.0382in" fo:border-left="none" fo:border-right="0.5pt solid #000000" fo:border-top="0.5pt solid #000000" fo:border-bottom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none" fo:border-right="none" fo:border-top="none" fo:border-bottom="0.5pt solid #000000"/>
    </style:style>
    <style:style style:name="Table4.E2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4.5" style:family="table-row">
      <style:table-row-properties style:min-row-height="0.3125in"/>
    </style:style>
    <style:style style:name="Table4.6" style:family="table-row">
      <style:table-row-properties style:min-row-height="0.375in"/>
    </style:style>
    <style:style style:name="Table5" style:family="table">
      <style:table-properties style:width="6.6771in" fo:margin-left="0.025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3333in"/>
    </style:style>
    <style:style style:name="Table5.E" style:family="table-column">
      <style:table-column-properties style:column-width="0.343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T1" style:family="table-cell">
      <style:table-cell-properties fo:padding="0.0382in" fo:border="0.5pt solid #000000"/>
    </style:style>
    <style:style style:name="Table6" style:family="table">
      <style:table-properties style:width="6.6771in" fo:margin-left="0.025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333in"/>
    </style:style>
    <style:style style:name="Table6.E" style:family="table-column">
      <style:table-column-properties style:column-width="0.343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T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514in" style:rel-column-width="3438*"/>
    </style:style>
    <style:style style:name="Table7.B" style:family="table-column">
      <style:table-column-properties style:column-width="0.9993in" style:rel-column-width="9784*"/>
    </style:style>
    <style:style style:name="Table7.C" style:family="table-column">
      <style:table-column-properties style:column-width="2.4382in" style:rel-column-width="23876*"/>
    </style:style>
    <style:style style:name="Table7.D" style:family="table-column">
      <style:table-column-properties style:column-width="1.9319in" style:rel-column-width="18916*"/>
    </style:style>
    <style:style style:name="Table7.E" style:family="table-column">
      <style:table-column-properties style:column-width="0.9722in" style:rel-column-width="9521*"/>
    </style:style>
    <style:style style:name="Table7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style:vertical-align="middle" fo:padding="0.0382in" fo:border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7.9" style:family="table-row">
      <style:table-row-properties style:min-row-height="0.1792in"/>
    </style:style>
    <style:style style:name="Table7.11" style:family="table-row">
      <style:table-row-properties style:min-row-height="0.3167in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f760b9" officeooo:paragraph-rsid="03f76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404b7ca"/>
    </style:style>
    <style:style style:name="P10" style:family="paragraph" style:parent-style-name="Standard">
      <style:text-properties officeooo:rsid="0405a30f" officeooo:paragraph-rsid="0405a30f"/>
    </style:style>
    <style:style style:name="P11" style:family="paragraph" style:parent-style-name="Standard">
      <style:text-properties officeooo:rsid="0405a30f" officeooo:paragraph-rsid="0407176c"/>
    </style:style>
    <style:style style:name="P12" style:family="paragraph" style:parent-style-name="Standard">
      <style:text-properties style:text-underline-style="none" officeooo:rsid="040ecb8d" officeooo:paragraph-rsid="040ecb8d"/>
    </style:style>
    <style:style style:name="P13" style:family="paragraph" style:parent-style-name="Standard">
      <style:text-properties style:text-underline-style="none" officeooo:rsid="047159d3" officeooo:paragraph-rsid="047159d3"/>
    </style:style>
    <style:style style:name="P14" style:family="paragraph" style:parent-style-name="Standard">
      <style:text-properties style:text-underline-style="none" officeooo:rsid="047828a1" officeooo:paragraph-rsid="047828a1"/>
    </style:style>
    <style:style style:name="P15" style:family="paragraph" style:parent-style-name="Standard">
      <style:text-properties style:text-underline-style="none" officeooo:rsid="04927640" officeooo:paragraph-rsid="04927640"/>
    </style:style>
    <style:style style:name="P16" style:family="paragraph" style:parent-style-name="Standard">
      <style:text-properties style:text-underline-style="none" officeooo:rsid="04949c19" officeooo:paragraph-rsid="04949c19"/>
    </style:style>
    <style:style style:name="P17" style:family="paragraph" style:parent-style-name="Standard">
      <style:text-properties style:text-position="0% 100%" style:text-underline-style="none" officeooo:rsid="047f3e4e" officeooo:paragraph-rsid="047f3e4e"/>
    </style:style>
    <style:style style:name="P18" style:family="paragraph" style:parent-style-name="Standard">
      <style:text-properties style:text-position="0% 100%" style:text-underline-style="none" officeooo:rsid="047f3e4e" officeooo:paragraph-rsid="048196aa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4870989" officeooo:paragraph-rsid="0487098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4884e3c" officeooo:paragraph-rsid="04884e3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488f3f1" officeooo:paragraph-rsid="048be42d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text-position="0% 100%" officeooo:rsid="04764f9a" officeooo:paragraph-rsid="04764f9a"/>
    </style:style>
    <style:style style:name="P23" style:family="paragraph" style:parent-style-name="Text_20_body">
      <style:text-properties style:text-position="0% 100%" fo:font-size="12pt" officeooo:rsid="03fa0780" officeooo:paragraph-rsid="03fa0780" style:font-size-asian="12pt" style:font-size-complex="12pt"/>
    </style:style>
    <style:style style:name="P24" style:family="paragraph" style:parent-style-name="Text_20_body">
      <style:text-properties style:text-position="0% 100%" fo:font-size="12pt" officeooo:rsid="03fa4461" officeooo:paragraph-rsid="03fa4461" style:font-size-asian="12pt" style:font-size-complex="12pt"/>
    </style:style>
    <style:style style:name="P25" style:family="paragraph" style:parent-style-name="Text_20_body">
      <style:text-properties style:text-position="0% 100%" fo:font-size="12pt" officeooo:rsid="03fa7dee" officeooo:paragraph-rsid="03fa7dee" style:font-size-asian="12pt" style:font-size-complex="12pt"/>
    </style:style>
    <style:style style:name="P26" style:family="paragraph" style:parent-style-name="Text_20_body">
      <style:text-properties style:text-position="0% 100%" fo:font-size="12pt" officeooo:rsid="03fb3732" officeooo:paragraph-rsid="03fb3732" style:font-size-asian="12pt" style:font-size-complex="12pt"/>
    </style:style>
    <style:style style:name="P27" style:family="paragraph" style:parent-style-name="Text_20_body">
      <style:text-properties style:text-position="0% 100%" fo:font-size="12pt" officeooo:rsid="03fc63da" officeooo:paragraph-rsid="03fc63da" style:font-size-asian="12pt" style:font-size-complex="12pt"/>
    </style:style>
    <style:style style:name="P28" style:family="paragraph" style:parent-style-name="Text_20_body">
      <style:text-properties style:text-position="0% 100%" fo:font-size="12pt" officeooo:rsid="03fc6beb" officeooo:paragraph-rsid="03fc6beb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style:text-position="0% 100%" fo:font-size="12pt" fo:font-weight="bold" officeooo:rsid="040139cf" officeooo:paragraph-rsid="040139cf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139cf" officeooo:paragraph-rsid="040139c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306a9" officeooo:paragraph-rsid="040306a9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3fdaa" officeooo:paragraph-rsid="0403fdaa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rsid="048f7ae2" officeooo:paragraph-rsid="048f7ae2"/>
    </style:style>
    <style:style style:name="P34" style:family="paragraph" style:parent-style-name="Standard">
      <style:text-properties officeooo:rsid="04901622" officeooo:paragraph-rsid="04901622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4023a5c" officeooo:paragraph-rsid="04023a5c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4023a5c" officeooo:paragraph-rsid="0404b7ca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4023a5c" officeooo:paragraph-rsid="048be4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404b7ca" officeooo:paragraph-rsid="0404b7ca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48c5018" officeooo:paragraph-rsid="048c5018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48dd757" officeooo:paragraph-rsid="048dd757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023a5c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04b7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8be42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404b7ca" officeooo:paragraph-rsid="0404b7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41b1f96" officeooo:paragraph-rsid="041b1f96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48c8361" officeooo:paragraph-rsid="048c8361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48e5d3f" officeooo:paragraph-rsid="048e5d3f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normal" officeooo:rsid="048c5018" officeooo:paragraph-rsid="048c5018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normal" officeooo:rsid="048dd757" officeooo:paragraph-rsid="048dd757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410524d" officeooo:paragraph-rsid="0410524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41b1f96" officeooo:paragraph-rsid="041b1f96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4959a32" officeooo:paragraph-rsid="04959a32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410524d" officeooo:paragraph-rsid="0410524d"/>
    </style:style>
    <style:style style:name="P54" style:family="paragraph" style:parent-style-name="Table_20_Contents">
      <style:paragraph-properties fo:text-align="center" style:justify-single-word="false"/>
      <style:text-properties officeooo:rsid="041b1f96" officeooo:paragraph-rsid="041b1f96"/>
    </style:style>
    <style:style style:name="P55" style:family="paragraph" style:parent-style-name="Table_20_Contents">
      <style:paragraph-properties fo:text-align="center" style:justify-single-word="false"/>
      <style:text-properties officeooo:rsid="041b1f96" officeooo:paragraph-rsid="041f945c"/>
    </style:style>
    <style:style style:name="P56" style:family="paragraph" style:parent-style-name="Table_20_Contents">
      <style:paragraph-properties fo:text-align="center" style:justify-single-word="false"/>
      <style:text-properties officeooo:rsid="041b1f96" officeooo:paragraph-rsid="0458c5b5"/>
    </style:style>
    <style:style style:name="P57" style:family="paragraph" style:parent-style-name="Table_20_Contents">
      <style:paragraph-properties fo:text-align="center" style:justify-single-word="false"/>
      <style:text-properties officeooo:rsid="041b1f96" officeooo:paragraph-rsid="0465b8b3"/>
    </style:style>
    <style:style style:name="P58" style:family="paragraph" style:parent-style-name="Table_20_Contents">
      <style:paragraph-properties fo:text-align="center" style:justify-single-word="false"/>
      <style:text-properties officeooo:rsid="041c9cee" officeooo:paragraph-rsid="041c9cee"/>
    </style:style>
    <style:style style:name="P59" style:family="paragraph" style:parent-style-name="Table_20_Contents">
      <style:paragraph-properties fo:text-align="center" style:justify-single-word="false"/>
      <style:text-properties officeooo:rsid="041dbc16" officeooo:paragraph-rsid="041dbc16"/>
    </style:style>
    <style:style style:name="P60" style:family="paragraph" style:parent-style-name="Table_20_Contents">
      <style:paragraph-properties fo:text-align="center" style:justify-single-word="false"/>
      <style:text-properties officeooo:rsid="041dbc16" officeooo:paragraph-rsid="041de3a8"/>
    </style:style>
    <style:style style:name="P61" style:family="paragraph" style:parent-style-name="Table_20_Contents">
      <style:paragraph-properties fo:text-align="center" style:justify-single-word="false"/>
      <style:text-properties officeooo:rsid="041dbc16" officeooo:paragraph-rsid="0430daaf"/>
    </style:style>
    <style:style style:name="P62" style:family="paragraph" style:parent-style-name="Table_20_Contents">
      <style:paragraph-properties fo:text-align="center" style:justify-single-word="false"/>
      <style:text-properties officeooo:rsid="041de3a8" officeooo:paragraph-rsid="041de3a8"/>
    </style:style>
    <style:style style:name="P63" style:family="paragraph" style:parent-style-name="Table_20_Contents">
      <style:paragraph-properties fo:text-align="center" style:justify-single-word="false"/>
      <style:text-properties officeooo:rsid="04218603" officeooo:paragraph-rsid="04218603"/>
    </style:style>
    <style:style style:name="P64" style:family="paragraph" style:parent-style-name="Table_20_Contents">
      <style:paragraph-properties fo:text-align="center" style:justify-single-word="false"/>
      <style:text-properties officeooo:rsid="04218603" officeooo:paragraph-rsid="0451e55f"/>
    </style:style>
    <style:style style:name="P65" style:family="paragraph" style:parent-style-name="Table_20_Contents">
      <style:paragraph-properties fo:text-align="center" style:justify-single-word="false"/>
      <style:text-properties officeooo:rsid="04231103" officeooo:paragraph-rsid="04231103"/>
    </style:style>
    <style:style style:name="P66" style:family="paragraph" style:parent-style-name="Table_20_Contents">
      <style:paragraph-properties fo:text-align="center" style:justify-single-word="false"/>
      <style:text-properties officeooo:rsid="044d2f55" officeooo:paragraph-rsid="044d2f55"/>
    </style:style>
    <style:style style:name="P67" style:family="paragraph" style:parent-style-name="Table_20_Contents">
      <style:paragraph-properties fo:text-align="center" style:justify-single-word="false"/>
      <style:text-properties officeooo:rsid="044e61ae" officeooo:paragraph-rsid="044e61ae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44e61ae" officeooo:paragraph-rsid="044e61ae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weight="normal" officeooo:rsid="045351df" officeooo:paragraph-rsid="045351df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45c8e2b" officeooo:paragraph-rsid="045c8e2b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normal" officeooo:rsid="045fc752" officeooo:paragraph-rsid="045fc752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weight="normal" officeooo:rsid="045fc752" officeooo:paragraph-rsid="0465b8b3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4691a2c" officeooo:paragraph-rsid="04691a2c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4691a2c" officeooo:paragraph-rsid="046d941b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weight="normal" officeooo:rsid="046d941b" officeooo:paragraph-rsid="046d941b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46d941b" officeooo:paragraph-rsid="04764f9a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rsid="044e876b" officeooo:paragraph-rsid="044e876b"/>
    </style:style>
    <style:style style:name="P78" style:family="paragraph" style:parent-style-name="Table_20_Contents">
      <style:paragraph-properties fo:text-align="center" style:justify-single-word="false"/>
      <style:text-properties officeooo:rsid="0450804f" officeooo:paragraph-rsid="0450804f"/>
    </style:style>
    <style:style style:name="P79" style:family="paragraph" style:parent-style-name="Table_20_Contents">
      <style:paragraph-properties fo:text-align="center" style:justify-single-word="false"/>
      <style:text-properties officeooo:rsid="0451e55f" officeooo:paragraph-rsid="0451e55f"/>
    </style:style>
    <style:style style:name="P80" style:family="paragraph" style:parent-style-name="Table_20_Contents">
      <style:paragraph-properties fo:text-align="center" style:justify-single-word="false"/>
      <style:text-properties officeooo:rsid="0454caa7" officeooo:paragraph-rsid="0454caa7"/>
    </style:style>
    <style:style style:name="P81" style:family="paragraph" style:parent-style-name="Table_20_Contents">
      <style:paragraph-properties fo:text-align="center" style:justify-single-word="false"/>
      <style:text-properties officeooo:rsid="0456190c" officeooo:paragraph-rsid="0456190c"/>
    </style:style>
    <style:style style:name="P82" style:family="paragraph" style:parent-style-name="Table_20_Contents">
      <style:paragraph-properties fo:text-align="center" style:justify-single-word="false"/>
      <style:text-properties officeooo:rsid="0458c5b5" officeooo:paragraph-rsid="0458c5b5"/>
    </style:style>
    <style:style style:name="P83" style:family="paragraph" style:parent-style-name="Table_20_Contents">
      <style:paragraph-properties fo:text-align="center" style:justify-single-word="false"/>
      <style:text-properties officeooo:rsid="045aa5e5" officeooo:paragraph-rsid="045aa5e5"/>
    </style:style>
    <style:style style:name="P84" style:family="paragraph" style:parent-style-name="Table_20_Contents">
      <style:paragraph-properties fo:text-align="center" style:justify-single-word="false"/>
      <style:text-properties officeooo:rsid="045c8e2b" officeooo:paragraph-rsid="045c8e2b"/>
    </style:style>
    <style:style style:name="P85" style:family="paragraph" style:parent-style-name="Table_20_Contents">
      <style:paragraph-properties fo:text-align="center" style:justify-single-word="false"/>
      <style:text-properties officeooo:rsid="045e549f" officeooo:paragraph-rsid="045e549f"/>
    </style:style>
    <style:style style:name="P86" style:family="paragraph" style:parent-style-name="Table_20_Contents">
      <style:paragraph-properties fo:text-align="center" style:justify-single-word="false"/>
      <style:text-properties officeooo:rsid="045fc752" officeooo:paragraph-rsid="045fc752"/>
    </style:style>
    <style:style style:name="P87" style:family="paragraph" style:parent-style-name="Table_20_Contents">
      <style:paragraph-properties fo:text-align="center" style:justify-single-word="false"/>
      <style:text-properties officeooo:rsid="04632b6b" officeooo:paragraph-rsid="04632b6b"/>
    </style:style>
    <style:style style:name="P88" style:family="paragraph" style:parent-style-name="Table_20_Contents">
      <style:paragraph-properties fo:text-align="center" style:justify-single-word="false"/>
      <style:text-properties officeooo:rsid="04646939" officeooo:paragraph-rsid="04646939"/>
    </style:style>
    <style:style style:name="P89" style:family="paragraph" style:parent-style-name="Table_20_Contents">
      <style:paragraph-properties fo:text-align="center" style:justify-single-word="false"/>
      <style:text-properties officeooo:rsid="046796f9" officeooo:paragraph-rsid="046796f9"/>
    </style:style>
    <style:style style:name="P90" style:family="paragraph" style:parent-style-name="Table_20_Contents">
      <style:paragraph-properties fo:text-align="center" style:justify-single-word="false"/>
      <style:text-properties officeooo:rsid="04691a2c" officeooo:paragraph-rsid="04691a2c"/>
    </style:style>
    <style:style style:name="P91" style:family="paragraph" style:parent-style-name="Table_20_Contents">
      <style:paragraph-properties fo:text-align="center" style:justify-single-word="false"/>
      <style:text-properties officeooo:rsid="046a7144" officeooo:paragraph-rsid="046a7144"/>
    </style:style>
    <style:style style:name="P92" style:family="paragraph" style:parent-style-name="Table_20_Contents">
      <style:paragraph-properties fo:text-align="center" style:justify-single-word="false"/>
      <style:text-properties officeooo:rsid="046b54b6" officeooo:paragraph-rsid="046b54b6"/>
    </style:style>
    <style:style style:name="P93" style:family="paragraph" style:parent-style-name="Table_20_Contents">
      <style:paragraph-properties fo:text-align="center" style:justify-single-word="false"/>
      <style:text-properties officeooo:rsid="046cd963" officeooo:paragraph-rsid="046cd963"/>
    </style:style>
    <style:style style:name="P94" style:family="paragraph" style:parent-style-name="Table_20_Contents">
      <style:paragraph-properties fo:text-align="center" style:justify-single-word="false"/>
      <style:text-properties officeooo:rsid="046cd963" officeooo:paragraph-rsid="04764f9a"/>
    </style:style>
    <style:style style:name="P95" style:family="paragraph" style:parent-style-name="Table_20_Contents">
      <style:paragraph-properties fo:text-align="center" style:justify-single-word="false"/>
      <style:text-properties officeooo:rsid="0495a172" officeooo:paragraph-rsid="0495a172"/>
    </style:style>
    <style:style style:name="P96" style:family="paragraph" style:parent-style-name="Table_20_Contents">
      <style:paragraph-properties fo:text-align="center" style:justify-single-word="false"/>
      <style:text-properties officeooo:rsid="04973ab2" officeooo:paragraph-rsid="04a50dd6"/>
    </style:style>
    <style:style style:name="P97" style:family="paragraph" style:parent-style-name="Table_20_Contents">
      <style:paragraph-properties fo:text-align="center" style:justify-single-word="false"/>
      <style:text-properties officeooo:rsid="04973ab2" officeooo:paragraph-rsid="04cd71a5"/>
    </style:style>
    <style:style style:name="P98" style:family="paragraph" style:parent-style-name="Table_20_Contents">
      <style:paragraph-properties fo:text-align="center" style:justify-single-word="false"/>
      <style:text-properties officeooo:rsid="04a1279e" officeooo:paragraph-rsid="04a1279e"/>
    </style:style>
    <style:style style:name="P99" style:family="paragraph" style:parent-style-name="Table_20_Contents">
      <style:paragraph-properties fo:text-align="center" style:justify-single-word="false"/>
      <style:text-properties officeooo:rsid="04bb72c1" officeooo:paragraph-rsid="04c3da9f"/>
    </style:style>
    <style:style style:name="P100" style:family="paragraph" style:parent-style-name="Table_20_Contents">
      <style:paragraph-properties fo:text-align="center" style:justify-single-word="false"/>
      <style:text-properties officeooo:rsid="04c3da9f" officeooo:paragraph-rsid="04c3da9f"/>
    </style:style>
    <style:style style:name="P101" style:family="paragraph" style:parent-style-name="Table_20_Contents">
      <style:paragraph-properties fo:text-align="center" style:justify-single-word="false"/>
      <style:text-properties officeooo:rsid="04cc29f8" officeooo:paragraph-rsid="04cc29f8"/>
    </style:style>
    <style:style style:name="P102" style:family="paragraph" style:parent-style-name="Standard">
      <style:text-properties style:text-position="0% 100%" style:text-underline-style="none" officeooo:rsid="040cd9f2" officeooo:paragraph-rsid="0407176c"/>
    </style:style>
    <style:style style:name="P103" style:family="paragraph" style:parent-style-name="Standard">
      <style:text-properties style:text-position="0% 100%" style:text-underline-style="none" officeooo:rsid="047f3e4e" officeooo:paragraph-rsid="04ffe931"/>
    </style:style>
    <style:style style:name="P104" style:family="paragraph" style:parent-style-name="Standard">
      <style:text-properties style:text-position="0% 100%" style:text-underline-style="none" officeooo:rsid="047f3e4e" officeooo:paragraph-rsid="05012daa"/>
    </style:style>
    <style:style style:name="P105" style:family="paragraph" style:parent-style-name="Standard">
      <style:text-properties style:text-underline-style="none" officeooo:rsid="04d3333d" officeooo:paragraph-rsid="04d3333d"/>
    </style:style>
    <style:style style:name="P106" style:family="paragraph" style:parent-style-name="Standard">
      <style:text-properties style:text-underline-style="none" officeooo:rsid="04d3333d" officeooo:paragraph-rsid="04fe9eef"/>
    </style:style>
    <style:style style:name="P107" style:family="paragraph" style:parent-style-name="Standard">
      <style:text-properties style:text-underline-style="none" officeooo:rsid="04fb9bb1" officeooo:paragraph-rsid="04fb9bb1"/>
    </style:style>
    <style:style style:name="P108" style:family="paragraph" style:parent-style-name="Table_20_Contents">
      <style:paragraph-properties fo:text-align="center" style:justify-single-word="false"/>
      <style:text-properties officeooo:rsid="04d6e8f7" officeooo:paragraph-rsid="04d6e8f7"/>
    </style:style>
    <style:style style:name="P109" style:family="paragraph" style:parent-style-name="Table_20_Contents">
      <style:paragraph-properties fo:text-align="center" style:justify-single-word="false"/>
      <style:text-properties officeooo:rsid="04d7cbd4" officeooo:paragraph-rsid="04d7cbd4"/>
    </style:style>
    <style:style style:name="P110" style:family="paragraph" style:parent-style-name="Table_20_Contents">
      <style:paragraph-properties fo:text-align="center" style:justify-single-word="false"/>
      <style:text-properties officeooo:rsid="04d7cbd4" officeooo:paragraph-rsid="04d914ad"/>
    </style:style>
    <style:style style:name="P111" style:family="paragraph" style:parent-style-name="Table_20_Contents">
      <style:paragraph-properties fo:text-align="center" style:justify-single-word="false"/>
      <style:text-properties officeooo:rsid="04d7cbd4" officeooo:paragraph-rsid="04e34e81"/>
    </style:style>
    <style:style style:name="P112" style:family="paragraph" style:parent-style-name="Table_20_Contents">
      <style:paragraph-properties fo:text-align="center" style:justify-single-word="false"/>
      <style:text-properties officeooo:rsid="04d7cbd4" officeooo:paragraph-rsid="04edc78e"/>
    </style:style>
    <style:style style:name="P113" style:family="paragraph" style:parent-style-name="Table_20_Contents">
      <style:paragraph-properties fo:text-align="center" style:justify-single-word="false"/>
      <style:text-properties officeooo:rsid="04d7cbd4" officeooo:paragraph-rsid="04f5414c"/>
    </style:style>
    <style:style style:name="P114" style:family="paragraph" style:parent-style-name="Table_20_Contents">
      <style:paragraph-properties fo:text-align="center" style:justify-single-word="false"/>
      <style:text-properties officeooo:rsid="04da9681" officeooo:paragraph-rsid="04da9681"/>
    </style:style>
    <style:style style:name="P115" style:family="paragraph" style:parent-style-name="Table_20_Contents">
      <style:paragraph-properties fo:text-align="center" style:justify-single-word="false"/>
      <style:text-properties officeooo:rsid="04dbe1b2" officeooo:paragraph-rsid="04dbe1b2"/>
    </style:style>
    <style:style style:name="P116" style:family="paragraph" style:parent-style-name="Table_20_Contents">
      <style:paragraph-properties fo:text-align="center" style:justify-single-word="false"/>
      <style:text-properties officeooo:rsid="0495a172" officeooo:paragraph-rsid="0495a172"/>
    </style:style>
    <style:style style:name="P117" style:family="paragraph" style:parent-style-name="Table_20_Contents">
      <style:paragraph-properties fo:text-align="center" style:justify-single-word="false"/>
      <style:text-properties officeooo:rsid="04dfa927" officeooo:paragraph-rsid="04dfa927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4dfa927" officeooo:paragraph-rsid="04dfa927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4dfa927" officeooo:paragraph-rsid="04e8defa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rsid="04eab25c" officeooo:paragraph-rsid="04eab25c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weight="normal" officeooo:rsid="04eab25c" officeooo:paragraph-rsid="04f057e2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officeooo:rsid="04e17714" officeooo:paragraph-rsid="04e17714"/>
    </style:style>
    <style:style style:name="P123" style:family="paragraph" style:parent-style-name="Table_20_Contents">
      <style:paragraph-properties fo:text-align="center" style:justify-single-word="false"/>
      <style:text-properties officeooo:rsid="04e1a2f5" officeooo:paragraph-rsid="04e1a2f5"/>
    </style:style>
    <style:style style:name="P124" style:family="paragraph" style:parent-style-name="Table_20_Contents">
      <style:paragraph-properties fo:text-align="center" style:justify-single-word="false"/>
      <style:text-properties officeooo:rsid="04e4c935" officeooo:paragraph-rsid="04e4c935"/>
    </style:style>
    <style:style style:name="P125" style:family="paragraph" style:parent-style-name="Table_20_Contents">
      <style:paragraph-properties fo:text-align="center" style:justify-single-word="false"/>
      <style:text-properties officeooo:rsid="04e5cc71" officeooo:paragraph-rsid="04e5cc71"/>
    </style:style>
    <style:style style:name="P126" style:family="paragraph" style:parent-style-name="Table_20_Contents">
      <style:paragraph-properties fo:text-align="center" style:justify-single-word="false"/>
      <style:text-properties officeooo:rsid="04eab25c" officeooo:paragraph-rsid="04eab25c"/>
    </style:style>
    <style:style style:name="P127" style:family="paragraph" style:parent-style-name="Table_20_Contents">
      <style:paragraph-properties fo:text-align="center" style:justify-single-word="false"/>
      <style:text-properties officeooo:rsid="04eaf8aa" officeooo:paragraph-rsid="04eaf8aa"/>
    </style:style>
    <style:style style:name="P128" style:family="paragraph" style:parent-style-name="Table_20_Contents">
      <style:paragraph-properties fo:text-align="center" style:justify-single-word="false"/>
      <style:text-properties officeooo:rsid="04ebe689" officeooo:paragraph-rsid="04ebe689"/>
    </style:style>
    <style:style style:name="P129" style:family="paragraph" style:parent-style-name="Table_20_Contents">
      <style:paragraph-properties fo:text-align="center" style:justify-single-word="false"/>
      <style:text-properties officeooo:rsid="04ec593a" officeooo:paragraph-rsid="04ec593a"/>
    </style:style>
    <style:style style:name="P130" style:family="paragraph" style:parent-style-name="Table_20_Contents">
      <style:paragraph-properties fo:text-align="center" style:justify-single-word="false"/>
      <style:text-properties officeooo:rsid="04f3743f" officeooo:paragraph-rsid="04f3743f"/>
    </style:style>
    <style:style style:name="P131" style:family="paragraph" style:parent-style-name="Table_20_Contents">
      <style:paragraph-properties fo:text-align="center" style:justify-single-word="false"/>
      <style:text-properties officeooo:rsid="04f3743f" officeooo:paragraph-rsid="04f84951"/>
    </style:style>
    <style:style style:name="P132" style:family="paragraph" style:parent-style-name="Table_20_Contents">
      <style:paragraph-properties fo:text-align="center" style:justify-single-word="false"/>
      <style:text-properties officeooo:rsid="04f3743f" officeooo:paragraph-rsid="04fa1289"/>
    </style:style>
    <style:style style:name="P133" style:family="paragraph" style:parent-style-name="Table_20_Contents">
      <style:paragraph-properties fo:text-align="center" style:justify-single-word="false"/>
      <style:text-properties officeooo:rsid="04f3e0dc" officeooo:paragraph-rsid="04f3e0dc"/>
    </style:style>
    <style:style style:name="P134" style:family="paragraph" style:parent-style-name="Table_20_Contents">
      <style:paragraph-properties fo:text-align="center" style:justify-single-word="false"/>
      <style:text-properties officeooo:rsid="04f5414c" officeooo:paragraph-rsid="04f5414c"/>
    </style:style>
    <style:style style:name="P135" style:family="paragraph" style:parent-style-name="Table_20_Contents">
      <style:paragraph-properties fo:text-align="center" style:justify-single-word="false"/>
      <style:text-properties style:text-position="0% 100%" officeooo:rsid="04f8e7ad" officeooo:paragraph-rsid="04f8e7ad"/>
    </style:style>
    <style:style style:name="P136" style:family="paragraph" style:parent-style-name="Table_20_Contents">
      <style:paragraph-properties fo:text-align="center" style:justify-single-word="false"/>
      <style:text-properties officeooo:rsid="04973ab2" officeooo:paragraph-rsid="04fa1289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style:text-underline-style="none" officeooo:rsid="0407176c"/>
    </style:style>
    <style:style style:name="T5" style:family="text">
      <style:text-properties style:text-position="sub 58%" officeooo:rsid="047946ee"/>
    </style:style>
    <style:style style:name="T6" style:family="text">
      <style:text-properties style:text-position="sub 58%" officeooo:rsid="047ab346"/>
    </style:style>
    <style:style style:name="T7" style:family="text">
      <style:text-properties style:text-position="sub 58%" officeooo:rsid="047ae69c"/>
    </style:style>
    <style:style style:name="T8" style:family="text">
      <style:text-properties style:text-position="sub 58%" officeooo:rsid="047d4d75"/>
    </style:style>
    <style:style style:name="T9" style:family="text">
      <style:text-properties style:text-position="sub 58%" officeooo:rsid="048196aa"/>
    </style:style>
    <style:style style:name="T10" style:family="text">
      <style:text-properties style:text-position="sub 58%" officeooo:rsid="04941a12"/>
    </style:style>
    <style:style style:name="T11" style:family="text">
      <style:text-properties style:text-position="sub 58%" officeooo:rsid="04d38e5d"/>
    </style:style>
    <style:style style:name="T12" style:family="text">
      <style:text-properties style:text-position="sub 58%" officeooo:rsid="04d552bc"/>
    </style:style>
    <style:style style:name="T13" style:family="text">
      <style:text-properties style:text-position="sub 58%" officeooo:rsid="04fe2528"/>
    </style:style>
    <style:style style:name="T14" style:family="text">
      <style:text-properties style:text-position="sub 58%" officeooo:rsid="04fe9eef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style:text-underline-style="solid" style:text-underline-width="auto" style:text-underline-color="font-color"/>
    </style:style>
    <style:style style:name="T18" style:family="text">
      <style:text-properties style:text-position="0% 100%" style:text-underline-style="solid" style:text-underline-width="auto" style:text-underline-color="font-color" officeooo:rsid="0405bfe9"/>
    </style:style>
    <style:style style:name="T19" style:family="text">
      <style:text-properties style:text-position="0% 100%" style:text-underline-style="solid" style:text-underline-width="auto" style:text-underline-color="font-color" officeooo:rsid="040cd9f2"/>
    </style:style>
    <style:style style:name="T20" style:family="text">
      <style:text-properties style:text-position="0% 100%" style:text-underline-style="none"/>
    </style:style>
    <style:style style:name="T21" style:family="text">
      <style:text-properties style:text-position="0% 100%" style:text-underline-style="none" officeooo:rsid="0407176c"/>
    </style:style>
    <style:style style:name="T22" style:family="text">
      <style:text-properties style:text-position="0% 100%" style:text-underline-style="none" officeooo:rsid="0408808a"/>
    </style:style>
    <style:style style:name="T23" style:family="text">
      <style:text-properties style:text-position="0% 100%" style:text-underline-style="none" officeooo:rsid="040aed69"/>
    </style:style>
    <style:style style:name="T24" style:family="text">
      <style:text-properties style:text-position="0% 100%" style:text-underline-style="none" officeooo:rsid="040cd9f2"/>
    </style:style>
    <style:style style:name="T25" style:family="text">
      <style:text-properties style:text-position="0% 100%" officeooo:rsid="040cd9f2"/>
    </style:style>
    <style:style style:name="T26" style:family="text">
      <style:text-properties style:text-position="0% 100%" officeooo:rsid="047830d9"/>
    </style:style>
    <style:style style:name="T27" style:family="text">
      <style:text-properties style:text-position="0% 100%" officeooo:rsid="047946ee"/>
    </style:style>
    <style:style style:name="T28" style:family="text">
      <style:text-properties style:text-position="0% 100%" officeooo:rsid="047ab346"/>
    </style:style>
    <style:style style:name="T29" style:family="text">
      <style:text-properties style:text-position="0% 100%" officeooo:rsid="047ae69c"/>
    </style:style>
    <style:style style:name="T30" style:family="text">
      <style:text-properties style:text-position="0% 100%" officeooo:rsid="047b0aca"/>
    </style:style>
    <style:style style:name="T31" style:family="text">
      <style:text-properties style:text-position="0% 100%" officeooo:rsid="047c03f2"/>
    </style:style>
    <style:style style:name="T32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style:text-position="0% 100%" officeooo:rsid="04941a12"/>
    </style:style>
    <style:style style:name="T34" style:family="text">
      <style:text-properties style:text-position="0% 100%" officeooo:rsid="04d38e5d"/>
    </style:style>
    <style:style style:name="T35" style:family="text">
      <style:text-properties style:text-position="0% 100%" officeooo:rsid="04fe2528"/>
    </style:style>
    <style:style style:name="T36" style:family="text">
      <style:text-properties style:text-position="0% 100%" officeooo:rsid="04fe9eef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47946ee"/>
    </style:style>
    <style:style style:name="T39" style:family="text">
      <style:text-properties style:text-position="super 58%" officeooo:rsid="048196aa"/>
    </style:style>
    <style:style style:name="T40" style:family="text">
      <style:text-properties style:text-position="super 58%" officeooo:rsid="048a4cbf"/>
    </style:style>
    <style:style style:name="T41" style:family="text">
      <style:text-properties style:text-position="super 58%" officeooo:rsid="04d38e5d"/>
    </style:style>
    <style:style style:name="T42" style:family="text">
      <style:text-properties style:text-position="super 58%" officeooo:rsid="04fe2528"/>
    </style:style>
    <style:style style:name="T43" style:family="text">
      <style:text-properties officeooo:rsid="03f6c894"/>
    </style:style>
    <style:style style:name="T44" style:family="text">
      <style:text-properties officeooo:rsid="03fb7b4f"/>
    </style:style>
    <style:style style:name="T45" style:family="text">
      <style:text-properties officeooo:rsid="03fdc2a9"/>
    </style:style>
    <style:style style:name="T46" style:family="text">
      <style:text-properties officeooo:rsid="040a68de"/>
    </style:style>
    <style:style style:name="T47" style:family="text">
      <style:text-properties officeooo:rsid="041b1f96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41b1f96" style:font-weight-asian="bold" style:font-weight-complex="bold"/>
    </style:style>
    <style:style style:name="T50" style:family="text">
      <style:text-properties fo:font-weight="bold" officeooo:rsid="0495a172" style:font-weight-asian="bold" style:font-weight-complex="bold"/>
    </style:style>
    <style:style style:name="T51" style:family="text">
      <style:text-properties fo:font-weight="bold" officeooo:rsid="04afb3c9" style:font-weight-asian="bold" style:font-weight-complex="bold"/>
    </style:style>
    <style:style style:name="T52" style:family="text">
      <style:text-properties officeooo:rsid="041dbc16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4a0dc9c" style:font-weight-asian="normal" style:font-weight-complex="normal"/>
    </style:style>
    <style:style style:name="T55" style:family="text">
      <style:text-properties fo:font-weight="normal" officeooo:rsid="04b29b61" style:font-weight-asian="normal" style:font-weight-complex="normal"/>
    </style:style>
    <style:style style:name="T56" style:family="text">
      <style:text-properties fo:font-weight="normal" officeooo:rsid="04c3da9f" style:font-weight-asian="normal" style:font-weight-complex="normal"/>
    </style:style>
    <style:style style:name="T57" style:family="text">
      <style:text-properties fo:font-weight="normal" officeooo:rsid="04dfa927" style:font-weight-asian="normal" style:font-weight-complex="normal"/>
    </style:style>
    <style:style style:name="T58" style:family="text">
      <style:text-properties fo:font-weight="normal" officeooo:rsid="04eab25c" style:font-weight-asian="normal" style:font-weight-complex="normal"/>
    </style:style>
    <style:style style:name="T59" style:family="text">
      <style:text-properties fo:font-weight="normal" officeooo:rsid="04fa1289" style:font-weight-asian="normal" style:font-weight-complex="normal"/>
    </style:style>
    <style:style style:name="T60" style:family="text">
      <style:text-properties officeooo:rsid="044e61ae"/>
    </style:style>
    <style:style style:name="T61" style:family="text">
      <style:text-properties officeooo:rsid="045351df"/>
    </style:style>
    <style:style style:name="T62" style:family="text">
      <style:text-properties officeooo:rsid="045916d8"/>
    </style:style>
    <style:style style:name="T63" style:family="text">
      <style:text-properties officeooo:rsid="045c8e2b"/>
    </style:style>
    <style:style style:name="T64" style:family="text">
      <style:text-properties officeooo:rsid="045fc752"/>
    </style:style>
    <style:style style:name="T65" style:family="text">
      <style:text-properties officeooo:rsid="0466e23d"/>
    </style:style>
    <style:style style:name="T66" style:family="text">
      <style:text-properties officeooo:rsid="04691a2c"/>
    </style:style>
    <style:style style:name="T67" style:family="text">
      <style:text-properties officeooo:rsid="04764f9a"/>
    </style:style>
    <style:style style:name="T68" style:family="text">
      <style:text-properties officeooo:rsid="047830d9"/>
    </style:style>
    <style:style style:name="T69" style:family="text">
      <style:text-properties officeooo:rsid="047c03f2"/>
    </style:style>
    <style:style style:name="T70" style:family="text">
      <style:text-properties officeooo:rsid="048196aa"/>
    </style:style>
    <style:style style:name="T71" style:family="text">
      <style:text-properties officeooo:rsid="048387f3"/>
    </style:style>
    <style:style style:name="T72" style:family="text">
      <style:text-properties officeooo:rsid="04849bb7"/>
    </style:style>
    <style:style style:name="T73" style:family="text">
      <style:text-properties officeooo:rsid="0489aacb"/>
    </style:style>
    <style:style style:name="T74" style:family="text">
      <style:text-properties officeooo:rsid="048a4cbf"/>
    </style:style>
    <style:style style:name="T75" style:family="text">
      <style:text-properties officeooo:rsid="04973ab2"/>
    </style:style>
    <style:style style:name="T76" style:family="text">
      <style:text-properties officeooo:rsid="04a0dc9c"/>
    </style:style>
    <style:style style:name="T77" style:family="text">
      <style:text-properties officeooo:rsid="04afb3c9"/>
    </style:style>
    <style:style style:name="T78" style:family="text">
      <style:text-properties officeooo:rsid="04d6e8f7"/>
    </style:style>
    <style:style style:name="T79" style:family="text">
      <style:text-properties officeooo:rsid="04d914ad"/>
    </style:style>
    <style:style style:name="T80" style:family="text">
      <style:text-properties officeooo:rsid="04dcf34f"/>
    </style:style>
    <style:style style:name="T81" style:family="text">
      <style:text-properties officeooo:rsid="04dfa927"/>
    </style:style>
    <style:style style:name="T82" style:family="text">
      <style:text-properties officeooo:rsid="0495a172"/>
    </style:style>
    <style:style style:name="T83" style:family="text">
      <style:text-properties officeooo:rsid="04e34e81"/>
    </style:style>
    <style:style style:name="T84" style:family="text">
      <style:text-properties officeooo:rsid="04e73943"/>
    </style:style>
    <style:style style:name="T85" style:family="text">
      <style:text-properties officeooo:rsid="04edc78e"/>
    </style:style>
    <style:style style:name="T86" style:family="text">
      <style:text-properties officeooo:rsid="04ee47d7"/>
    </style:style>
    <style:style style:name="T87" style:family="text">
      <style:text-properties officeooo:rsid="04fa1289"/>
    </style:style>
    <style:style style:name="T88" style:family="text">
      <style:text-properties officeooo:rsid="04fe9e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43">7</text:span></text:p>
      <text:p text:style-name="P1">по дисциплине “Дискретная математика”</text:p>
      <text:p text:style-name="P3">вариант <text:span text:style-name="T43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Тимошкин Роман Вячеславович</text:p>
      <text:p text:style-name="P6">группа P3131</text:p>
      <text:p text:style-name="P6">Преподаватель:</text:p>
      <text:p text:style-name="P6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</table:table-row>
        <table:table-row table:style-name="Table1.2">
          <table:table-cell table:style-name="Table1.A2" office:value-type="string">
            <text:p text:style-name="P8">8.3</text:p>
          </table:table-cell>
          <table:table-cell table:style-name="Table1.B2" office:value-type="string">
            <text:p text:style-name="P8">0.059</text:p>
          </table:table-cell>
        </table:table-row>
      </table:table>
      <text:p text:style-name="P23"/>
      <text:p text:style-name="P24">A = 8.3 = 8.4(C)<text:span text:style-name="T2">16</text:span></text:p>
      <text:p text:style-name="P25">B = 0.059 = 0.0F1<text:span text:style-name="T2">16</text:span></text:p>
      <text:p text:style-name="P25"/>
      <text:p text:style-name="P26">SignC = SignA ⊕ SignB <text:span text:style-name="T44">= 0</text:span></text:p>
      <text:p text:style-name="P27">X<text:span text:style-name="T2">A</text:span> = P<text:span text:style-name="T2">A</text:span> + d; X<text:span text:style-name="T2">B</text:span> = P<text:span text:style-name="T2">B</text:span> + d</text:p>
      <text:p text:style-name="P27">X<text:span text:style-name="T2">C</text:span> = X<text:span text:style-name="T2">A</text:span> + X<text:span text:style-name="T2">B</text:span> – d;</text:p>
      <text:p text:style-name="P28">P<text:span text:style-name="T2">C</text:span> + d = <draw:frame draw:style-name="fr1" draw:name="Object1" text:anchor-type="as-char" svg:y="-0.2693in" svg:width="0.7319in" svg:height="0.4429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5">+ d – d.</text:span></text:p>
      <text:p text:style-name="P29">Ф1</text:p>
      <text:p text:style-name="P31">A = 8.4(C)<text:span text:style-name="T2">16</text:span> = 0.84(C)<text:span text:style-name="T2">16</text:span> * 16<text:span text:style-name="T37">1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7"/>
        <table:table-column table:style-name="Table2.E"/>
        <table:table-column table:style-name="Table2.B" table:number-columns-repeated="6"/>
        <table:table-column table:style-name="Table2.E"/>
        <table:table-row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0</text:p>
          </table:table-cell>
          <table:table-cell table:style-name="Table2.T1" office:value-type="string">
            <text:p text:style-name="P45">1</text:p>
          </table:table-cell>
        </table:table-row>
      </table:table>
      <text:p text:style-name="P30"/>
      <text:p text:style-name="P32">B = 0.0F1<text:span text:style-name="T2">16</text:span> * 16<text:span text:style-name="T37">0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Q"/>
        <table:table-column table:style-name="Table3.B"/>
        <table:table-column table:style-name="Table3.Q"/>
        <table:table-column table:style-name="Table3.T"/>
        <table:table-row>
          <table:table-cell table:style-name="Table3.A1" office:value-type="string">
            <text:p text:style-name="P42">0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8">0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0</text:p>
          </table:table-cell>
          <table:table-cell table:style-name="Table3.A1" office:value-type="string">
            <text:p text:style-name="P44">0</text:p>
          </table:table-cell>
          <table:table-cell table:style-name="Table3.T1" office:value-type="string">
            <text:p text:style-name="P44">1</text:p>
          </table:table-cell>
        </table:table-row>
      </table:table>
      <text:p text:style-name="P9"/>
      <text:p text:style-name="P10"><text:tab/>X<text:span text:style-name="T2">A</text:span><text:span text:style-name="T15"> = <text:s text:c="3"/>1 0 0 0 0 0 1</text:span></text:p>
      <text:p text:style-name="P11"><text:span text:style-name="T46">+<text:tab/></text:span>X<text:span text:style-name="T2">B</text:span><text:span text:style-name="T15"> = <text:s text:c="2"/></text:span><text:span text:style-name="T18"><text:s/></text:span><text:span text:style-name="T17">1 0 0 0 0 0 0</text:span></text:p>
      <text:p text:style-name="P11"><text:span text:style-name="T21"><text:s text:c="3"/>X</text:span><text:span text:style-name="T4">A</text:span><text:span text:style-name="T21"> + X</text:span><text:span text:style-name="T4">B</text:span><text:span text:style-name="T21"> = </text:span><text:span text:style-name="T23">1</text:span><text:span text:style-name="T21"> </text:span><text:span text:style-name="T22">0 0 0 0 0 0 1</text:span></text:p>
      <text:p text:style-name="P11"><text:span text:style-name="T22">-<text:tab/></text:span><text:span text:style-name="T24"> d <text:s/>= <text:s/></text:span><text:span text:style-name="T19"><text:s text:c="2"/>1 0 0 0 0 0 0</text:span></text:p>
      <text:p text:style-name="P102"><text:tab/><text:tab/>0 0 0 0 0 0 1</text:p>
      <text:p text:style-name="P12"><text:span text:style-name="T25">P</text:span><text:span text:style-name="T2">C</text:span><text:span text:style-name="T15"> = 1.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0">№</text:p>
          </table:table-cell>
          <table:table-cell table:style-name="Table4.B1" office:value-type="string">
            <text:p text:style-name="P51">Операнды</text:p>
          </table:table-cell>
          <table:table-cell table:style-name="Table4.B1" office:value-type="string">
            <text:p text:style-name="P51">СЧП (старшие разряды)</text:p>
          </table:table-cell>
          <table:table-cell table:style-name="Table4.B1" office:value-type="string">
            <text:p text:style-name="P51">В/СЧП (младшие разряды)</text:p>
          </table:table-cell>
          <table:table-cell table:style-name="Table4.E1" office:value-type="string">
            <text:p text:style-name="P51">Признак коррекции</text:p>
          </table:table-cell>
        </table:table-row>
        <table:table-row>
          <table:table-cell table:style-name="Table4.A2" office:value-type="string">
            <text:p text:style-name="P53">0</text:p>
          </table:table-cell>
          <table:table-cell table:style-name="Table4.B2" office:value-type="string">
            <text:p text:style-name="P54">СЧП</text:p>
          </table:table-cell>
          <table:table-cell table:style-name="Table4.B2" office:value-type="string">
            <text:p text:style-name="P54">0 0 0 0 0 0 0 0 0 0 0 0 0 0 0</text:p>
          </table:table-cell>
          <table:table-cell table:style-name="Table4.B2" office:value-type="string">
            <text:p text:style-name="P54">0 0 0 0 1 1 1 1 0 0 <text:span text:style-name="T48">0 1</text:span></text:p>
          </table:table-cell>
          <table:table-cell table:style-name="Table4.E2" office:value-type="string">
            <text:p text:style-name="P58">0</text:p>
          </table:table-cell>
        </table:table-row>
        <table:table-row>
          <table:table-cell table:style-name="Table4.A2" table:number-rows-spanned="3" office:value-type="string">
            <text:p text:style-name="P66">1</text:p>
          </table:table-cell>
          <table:table-cell table:style-name="Table4.B2" office:value-type="string">
            <text:p text:style-name="P59">[M<text:span text:style-name="T2">A</text:span><text:span text:style-name="T15">]</text:span></text:p>
          </table:table-cell>
          <table:table-cell table:style-name="Table4.B2" office:value-type="string">
            <text:p text:style-name="P61">0 0 0 1 0 0 0 0 1 0 0 1 1 0 1</text:p>
          </table:table-cell>
          <table:table-cell table:style-name="Table4.B2" office:value-type="string">
            <text:p text:style-name="P54"/>
          </table:table-cell>
          <table:table-cell table:style-name="Table4.E2" table:number-rows-spanned="3" office:value-type="string">
            <text:p text:style-name="P65">0</text:p>
          </table:table-cell>
        </table:table-row>
        <table:table-row>
          <table:covered-table-cell table:style-name="Table4.A2"/>
          <table:table-cell table:style-name="Table4.B2" office:value-type="string">
            <text:p text:style-name="P62">СЧП</text:p>
          </table:table-cell>
          <table:table-cell table:style-name="Table4.B2" office:value-type="string">
            <text:p text:style-name="P60">0 0 0 1 0 0 0 0 1 0 0 1 1 0 1</text:p>
          </table:table-cell>
          <table:table-cell table:style-name="Table4.B2" office:value-type="string">
            <text:p text:style-name="P55">0 0 0 0 1 1 1 1 0 0 <text:span text:style-name="T53">0 1</text:span></text:p>
          </table:table-cell>
          <table:covered-table-cell table:style-name="Table4.E2"/>
        </table:table-row>
        <table:table-row table:style-name="Table4.5">
          <table:covered-table-cell table:style-name="Table4.A2"/>
          <table:table-cell table:style-name="Table4.B2" office:value-type="string">
            <text:p text:style-name="P63">СЧП → 2</text:p>
          </table:table-cell>
          <table:table-cell table:style-name="Table4.B2" office:value-type="string">
            <text:p text:style-name="P67">0 0 <text:span text:style-name="T52">0 0 0 1 0 0 0 0 1 0 0 1 1</text:span></text:p>
          </table:table-cell>
          <table:table-cell table:style-name="Table4.B2" office:value-type="string">
            <text:p text:style-name="P68">0 1 | <text:span text:style-name="T47">0 0 0 0 1 1 1 1 </text:span><text:span text:style-name="T49">0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2" office:value-type="string">
            <text:p text:style-name="P77">2</text:p>
          </table:table-cell>
          <table:table-cell table:style-name="Table4.B2" office:value-type="string">
            <text:p text:style-name="P78">СЧП</text:p>
          </table:table-cell>
          <table:table-cell table:style-name="Table4.B2" office:value-type="string">
            <text:p text:style-name="P67">0 0 <text:span text:style-name="T52">0 0 0 1 0 0 0 0 1 0 0 1 1</text:span></text:p>
          </table:table-cell>
          <table:table-cell table:style-name="Table4.B2" office:value-type="string">
            <text:p text:style-name="P68">0 1 | <text:span text:style-name="T47">0 0 0 0 1 1 1 1 0 0</text:span></text:p>
          </table:table-cell>
          <table:table-cell table:style-name="Table4.E2" table:number-rows-spanned="2" office:value-type="string">
            <text:p text:style-name="P78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64">СЧП → 2</text:p>
          </table:table-cell>
          <table:table-cell table:style-name="Table4.B2" office:value-type="string">
            <text:p text:style-name="P79">0 0 <text:span text:style-name="T60">0 0 </text:span><text:span text:style-name="T52">0 0 0 1 0 0 0 0 1 0 0</text:span></text:p>
          </table:table-cell>
          <table:table-cell table:style-name="Table4.B2" office:value-type="string">
            <text:p text:style-name="P69">1 1 <text:span text:style-name="T60">0 1 | </text:span><text:span text:style-name="T47">0 0 0 0 1 1 </text:span><text:span text:style-name="T49">1 1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80">3</text:p>
          </table:table-cell>
          <table:table-cell table:style-name="Table4.B2" office:value-type="string">
            <text:p text:style-name="P80">[-M<text:span text:style-name="T2">A</text:span><text:span text:style-name="T15">]</text:span></text:p>
          </table:table-cell>
          <table:table-cell table:style-name="Table4.B2" office:value-type="string">
            <text:p text:style-name="P81">1 1 1 0 1 1 1 1 0 1 1 0 0 1 1</text:p>
          </table:table-cell>
          <table:table-cell table:style-name="Table4.B2" office:value-type="string">
            <text:p text:style-name="P69"/>
          </table:table-cell>
          <table:table-cell table:style-name="Table4.E2" table:number-rows-spanned="3" office:value-type="string">
            <text:p text:style-name="P80">1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82">СЧП</text:p>
          </table:table-cell>
          <table:table-cell table:style-name="Table4.B2" office:value-type="string">
            <text:p text:style-name="P56"><text:span text:style-name="T62">1</text:span> <text:span text:style-name="T62">1</text:span> <text:span text:style-name="T62">1</text:span> <text:span text:style-name="T62">1</text:span> 0 0 0 0 0 <text:span text:style-name="T62">1</text:span> <text:span text:style-name="T62">1</text:span> 0 <text:span text:style-name="T62">1</text:span> <text:span text:style-name="T62">1</text:span> <text:span text:style-name="T62">1</text:span></text:p>
          </table:table-cell>
          <table:table-cell table:style-name="Table4.B2" office:value-type="string">
            <text:p text:style-name="P69">1 1 <text:span text:style-name="T60">0 1 | </text:span><text:span text:style-name="T47">0 0 0 0 1 1 1 1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83">СЧП → 2</text:p>
          </table:table-cell>
          <table:table-cell table:style-name="Table4.B2" office:value-type="string">
            <text:p text:style-name="P84">1 1 <text:span text:style-name="T62">1</text:span><text:span text:style-name="T47"> </text:span><text:span text:style-name="T62">1</text:span><text:span text:style-name="T47"> </text:span><text:span text:style-name="T62">1</text:span><text:span text:style-name="T47"> </text:span><text:span text:style-name="T62">1</text:span><text:span text:style-name="T47"> 0 0 0 0 0 </text:span><text:span text:style-name="T62">1</text:span><text:span text:style-name="T47"> </text:span><text:span text:style-name="T62">1</text:span><text:span text:style-name="T47"> 0 </text:span><text:span text:style-name="T62">1</text:span></text:p>
          </table:table-cell>
          <table:table-cell table:style-name="Table4.B2" office:value-type="string">
            <text:p text:style-name="P70">1 1 <text:span text:style-name="T61">1 1 </text:span><text:span text:style-name="T60">0 1 | </text:span><text:span text:style-name="T47">0 0 0 0 </text:span><text:span text:style-name="T49">1 1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2" office:value-type="string">
            <text:p text:style-name="P85">4</text:p>
          </table:table-cell>
          <table:table-cell table:style-name="Table4.B2" office:value-type="string">
            <text:p text:style-name="P85">СЧП</text:p>
          </table:table-cell>
          <table:table-cell table:style-name="Table4.B2" office:value-type="string">
            <text:p text:style-name="P84">1 1 <text:span text:style-name="T62">1</text:span><text:span text:style-name="T47"> </text:span><text:span text:style-name="T62">1</text:span><text:span text:style-name="T47"> </text:span><text:span text:style-name="T62">1</text:span><text:span text:style-name="T47"> </text:span><text:span text:style-name="T62">1</text:span><text:span text:style-name="T47"> 0 0 0 0 0 </text:span><text:span text:style-name="T62">1</text:span><text:span text:style-name="T47"> </text:span><text:span text:style-name="T62">1</text:span><text:span text:style-name="T47"> 0 </text:span><text:span text:style-name="T62">1</text:span></text:p>
          </table:table-cell>
          <table:table-cell table:style-name="Table4.B2" office:value-type="string">
            <text:p text:style-name="P70">1 1 <text:span text:style-name="T61">1 1 </text:span><text:span text:style-name="T60">0 1 | </text:span><text:span text:style-name="T47">0 0 0 0 1 1</text:span></text:p>
          </table:table-cell>
          <table:table-cell table:style-name="Table4.E2" table:number-rows-spanned="2" office:value-type="string">
            <text:p text:style-name="P85">1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85">СЧП → 2</text:p>
          </table:table-cell>
          <table:table-cell table:style-name="Table4.B2" office:value-type="string">
            <text:p text:style-name="P86">1 1 <text:span text:style-name="T63">1 1 </text:span><text:span text:style-name="T62">1</text:span><text:span text:style-name="T47"> </text:span><text:span text:style-name="T62">1</text:span><text:span text:style-name="T47"> </text:span><text:span text:style-name="T62">1</text:span><text:span text:style-name="T47"> </text:span><text:span text:style-name="T62">1</text:span><text:span text:style-name="T47"> 0 0 0 0 0 </text:span><text:span text:style-name="T62">1</text:span><text:span text:style-name="T47"> </text:span><text:span text:style-name="T62">1</text:span></text:p>
          </table:table-cell>
          <table:table-cell table:style-name="Table4.B2" office:value-type="string">
            <text:p text:style-name="P71">0 1 <text:span text:style-name="T63">1 1 </text:span><text:span text:style-name="T61">1 1 </text:span><text:span text:style-name="T60">0 1 | </text:span><text:span text:style-name="T47">0 0 </text:span><text:span text:style-name="T49">0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87">5</text:p>
          </table:table-cell>
          <table:table-cell table:style-name="Table4.B2" office:value-type="string">
            <text:p text:style-name="P87">[M<text:span text:style-name="T2">A</text:span><text:span text:style-name="T15">]</text:span></text:p>
          </table:table-cell>
          <table:table-cell table:style-name="Table4.B2" office:value-type="string">
            <text:p text:style-name="P61">0 0 0 1 0 0 0 0 1 0 0 1 1 0 1</text:p>
          </table:table-cell>
          <table:table-cell table:style-name="Table4.B2" office:value-type="string">
            <text:p text:style-name="P71"/>
          </table:table-cell>
          <table:table-cell table:style-name="Table4.E2" table:number-rows-spanned="3" office:value-type="string">
            <text:p text:style-name="P88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88">СЧП</text:p>
          </table:table-cell>
          <table:table-cell table:style-name="Table4.B2" office:value-type="string">
            <text:p text:style-name="P57">0 0 0 0 <text:span text:style-name="T65">1</text:span> <text:span text:style-name="T65">1</text:span> <text:span text:style-name="T65">1</text:span> <text:span text:style-name="T65">1</text:span> <text:span text:style-name="T65">1</text:span> 0 <text:span text:style-name="T65">1</text:span> 0 0 0 0</text:p>
          </table:table-cell>
          <table:table-cell table:style-name="Table4.B2" office:value-type="string">
            <text:p text:style-name="P72">0 1 <text:span text:style-name="T63">1 1 </text:span><text:span text:style-name="T61">1 1 </text:span><text:span text:style-name="T60">0 1 | </text:span><text:span text:style-name="T47">0 0 0 0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89">СЧП → 2</text:p>
          </table:table-cell>
          <table:table-cell table:style-name="Table4.B2" office:value-type="string">
            <text:p text:style-name="P90">0 0 <text:span text:style-name="T47">0 0 0 0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0 </text:span><text:span text:style-name="T65">1</text:span><text:span text:style-name="T47"> 0 0</text:span></text:p>
          </table:table-cell>
          <table:table-cell table:style-name="Table4.B2" office:value-type="string">
            <text:p text:style-name="P73">0 0 <text:span text:style-name="T64">0 1 </text:span><text:span text:style-name="T63">1 1 </text:span><text:span text:style-name="T61">1 1 </text:span><text:span text:style-name="T60">0 1 | </text:span><text:span text:style-name="T49">0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92">6</text:p>
          </table:table-cell>
          <table:table-cell table:style-name="Table4.B2" office:value-type="string">
            <text:p text:style-name="P91">СЧП</text:p>
          </table:table-cell>
          <table:table-cell table:style-name="Table4.B2" office:value-type="string">
            <text:p text:style-name="P90">0 0 <text:span text:style-name="T47">0 0 0 0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0 </text:span><text:span text:style-name="T65">1</text:span><text:span text:style-name="T47"> 0 0</text:span></text:p>
          </table:table-cell>
          <table:table-cell table:style-name="Table4.B2" office:value-type="string">
            <text:p text:style-name="P74">0 0 <text:span text:style-name="T64">0 1 </text:span><text:span text:style-name="T63">1 1 </text:span><text:span text:style-name="T61">1 1 </text:span><text:span text:style-name="T60">0 1 | </text:span><text:span text:style-name="T47">0 0</text:span></text:p>
          </table:table-cell>
          <table:table-cell table:style-name="Table4.E2" table:number-rows-spanned="3" office:value-type="string">
            <text:p text:style-name="P92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92">СЧП → 2</text:p>
          </table:table-cell>
          <table:table-cell table:style-name="Table4.B2" office:value-type="string">
            <text:p text:style-name="P93">0 0 <text:span text:style-name="T66">0 0 </text:span><text:span text:style-name="T47">0 0 0 0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0 </text:span><text:span text:style-name="T65">1</text:span></text:p>
          </table:table-cell>
          <table:table-cell table:style-name="Table4.B2" office:value-type="string">
            <text:p text:style-name="P75">0 0 <text:span text:style-name="T66">0 0 </text:span><text:span text:style-name="T64">0 1 </text:span><text:span text:style-name="T63">1 1 </text:span><text:span text:style-name="T61">1 1 </text:span><text:span text:style-name="T60">0 1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22">4 ← M<text:span text:style-name="T2">C</text:span></text:p>
          </table:table-cell>
          <table:table-cell table:style-name="Table4.B2" office:value-type="string">
            <text:p text:style-name="P94"><text:span text:style-name="T68">0 0 0 </text:span><text:span text:style-name="T47">0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</text:span><text:span text:style-name="T65">1</text:span><text:span text:style-name="T47"> 0 </text:span><text:span text:style-name="T65">1 </text:span><text:span text:style-name="T67">0 0 0 0</text:span></text:p>
          </table:table-cell>
          <table:table-cell table:style-name="Table4.B2" office:value-type="string">
            <text:p text:style-name="P76"><text:span text:style-name="T64">0 1 </text:span><text:span text:style-name="T63">1 1 </text:span><text:span text:style-name="T61">1 1 </text:span><text:span text:style-name="T60">0 1 </text:span><text:span text:style-name="T67">0 0 0 0</text:span></text:p>
          </table:table-cell>
          <table:covered-table-cell table:style-name="Table4.E2"/>
        </table:table-row>
      </table:table>
      <text:p text:style-name="P13"><text:span text:style-name="T15"/></text:p>
      <text:p text:style-name="P14">X<text:span text:style-name="T2">C</text:span><text:span text:style-name="T15"> = X</text:span><text:span text:style-name="T2">C</text:span><text:span text:style-name="T15"> – 1</text:span></text:p>
      <text:p text:style-name="P14"/>
      <text:p text:style-name="P13">C<text:span text:style-name="T37">*</text:span><text:span text:style-name="T15"> = 0.</text:span><text:span text:style-name="T26">7D</text:span><text:span text:style-name="T5">16</text:span><text:span text:style-name="T26"> </text:span><text:span text:style-name="T27">* 16</text:span><text:span text:style-name="T38">0</text:span><text:span text:style-name="T27"> = </text:span><text:span text:style-name="T28">0.7D</text:span><text:span text:style-name="T6">1</text:span><text:span text:style-name="T7">6</text:span><text:span text:style-name="T29"> </text:span><text:span text:style-name="T30">= </text:span><text:span text:style-name="T31">0.48828125</text:span><text:span text:style-name="T8">10</text:span></text:p>
      <text:p text:style-name="P17">C<text:span text:style-name="T2">T</text:span> = 0.4897</text:p>
      <text:p text:style-name="P18">Δ<text:span text:style-name="T70">C = C</text:span><text:span text:style-name="T9">T</text:span><text:span text:style-name="T70"> – C</text:span><text:span text:style-name="T39">*</text:span><text:span text:style-name="T70"> = 0.4897 – </text:span><text:span text:style-name="T69">0.48828125 </text:span><text:span text:style-name="T70">= </text:span><text:span text:style-name="T71">0.00141875</text:span></text:p>
      <text:p text:style-name="P18">δ<text:span text:style-name="T72">C = </text:span><text:span text:style-name="T72"><draw:frame draw:style-name="fr1" draw:name="Object2" text:anchor-type="as-char" svg:y="-0.2453in" svg:width="2.833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8"/>
      <text:p text:style-name="P19">Ф2</text:p>
      <text:p text:style-name="P20">A = 8.3 = 0.10000100110<text:span text:style-name="T2">2</text:span> * 2<text:span text:style-name="T37">4</text:span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 table:number-columns-repeated="7"/>
        <table:table-column table:style-name="Table5.E"/>
        <table:table-column table:style-name="Table5.B" table:number-columns-repeated="6"/>
        <table:table-column table:style-name="Table5.E"/>
        <table:table-row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37">1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7">0</text:p>
          </table:table-cell>
          <table:table-cell table:style-name="Table5.A1" office:value-type="string">
            <text:p text:style-name="P39">1</text:p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48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46">0</text:p>
          </table:table-cell>
          <table:table-cell table:style-name="Table5.T1" office:value-type="string">
            <text:p text:style-name="P46">0</text:p>
          </table:table-cell>
        </table:table-row>
      </table:table>
      <text:p text:style-name="P21"/>
      <text:p text:style-name="P21">B = 0.059 <text:span text:style-name="T73">= </text:span><text:span text:style-name="T74">0.11110001101</text:span><text:span text:style-name="T12">2</text:span><text:span text:style-name="T74"> * 2</text:span><text:span text:style-name="T40">-4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7"/>
        <table:table-column table:style-name="Table6.E"/>
        <table:table-column table:style-name="Table6.B" table:number-columns-repeated="6"/>
        <table:table-column table:style-name="Table6.E"/>
        <table:table-row>
          <table:table-cell table:style-name="Table6.A1" office:value-type="string">
            <text:p text:style-name="P43">0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9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1</text:p>
          </table:table-cell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7">1</text:p>
          </table:table-cell>
          <table:table-cell table:style-name="Table6.T1" office:value-type="string">
            <text:p text:style-name="P47">0</text:p>
          </table:table-cell>
        </table:table-row>
      </table:table>
      <text:p text:style-name="P33"/>
      <text:p text:style-name="P33"><text:tab/>X<text:span text:style-name="T2">A</text:span><text:span text:style-name="T15"> = 1 0 0 0 0 1 0 0</text:span></text:p>
      <text:p text:style-name="P33">+<text:tab/>X<text:span text:style-name="T2">B</text:span><text:span text:style-name="T15"> = </text:span><text:span text:style-name="T32">0 1 1 1 1 1 0 0</text:span></text:p>
      <text:p text:style-name="P34">X<text:span text:style-name="T2">A</text:span><text:span text:style-name="T15"> + X</text:span><text:span text:style-name="T2">B</text:span><text:span text:style-name="T15"> = </text:span><text:span text:style-name="T20">1 0 0 0 0 0 0 0 0</text:span></text:p>
      <text:p text:style-name="P15"><text:span text:style-name="T15">-<text:tab/>d = <text:s text:c="2"/></text:span><text:span text:style-name="T17">1 0 0 0 0 0 0 0</text:span></text:p>
      <text:p text:style-name="P15"><text:span text:style-name="T15"><text:tab/></text:span><text:span text:style-name="T33">X</text:span><text:span text:style-name="T10">C</text:span><text:span text:style-name="T33"> = 0 0 0 0 0 0 0 0</text:span></text:p>
      <text:p text:style-name="P16"><text:span text:style-name="T33">P</text:span><text:span text:style-name="T2">C</text:span><text:span text:style-name="T15"> = 0</text:span></text:p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52">№</text:p>
          </table:table-cell>
          <table:table-cell table:style-name="Table7.A1" office:value-type="string">
            <text:p text:style-name="P52">Операнды</text:p>
          </table:table-cell>
          <table:table-cell table:style-name="Table7.A1" office:value-type="string">
            <text:p text:style-name="P52">СЧП (старшие разряды)</text:p>
          </table:table-cell>
          <table:table-cell table:style-name="Table7.A1" office:value-type="string">
            <text:p text:style-name="P52">В/СЧП (младшие разряды)</text:p>
          </table:table-cell>
          <table:table-cell table:style-name="Table7.E1" office:value-type="string">
            <text:p text:style-name="P52">Признак коррекции</text:p>
          </table:table-cell>
        </table:table-row>
        <table:table-row>
          <table:table-cell table:style-name="Table7.A2" office:value-type="string">
            <text:p text:style-name="P95">0</text:p>
          </table:table-cell>
          <table:table-cell table:style-name="Table7.A2" office:value-type="string">
            <text:p text:style-name="P95">СЧП</text:p>
          </table:table-cell>
          <table:table-cell table:style-name="Table7.A2" office:value-type="string">
            <text:p text:style-name="P95">0 0 0 0 0 0 0 0 0 0 0 0 0 0 0 0 <text:span text:style-name="T78">0</text:span></text:p>
          </table:table-cell>
          <table:table-cell table:style-name="Table7.A2" office:value-type="string">
            <text:p text:style-name="P95"><text:span text:style-name="T77">1 </text:span>1 1 1 0 0 0 1 <text:span text:style-name="T48">1 0 1 0</text:span></text:p>
          </table:table-cell>
          <table:table-cell table:style-name="Table7.E2" office:value-type="string">
            <text:p text:style-name="P95">0</text:p>
          </table:table-cell>
        </table:table-row>
        <table:table-row>
          <table:table-cell table:style-name="Table7.A2" table:number-rows-spanned="4" office:value-type="string">
            <text:p text:style-name="P108">1</text:p>
          </table:table-cell>
          <table:table-cell table:style-name="Table7.A2" office:value-type="string">
            <text:p text:style-name="P108"><text:span text:style-name="T15">[8M</text:span><text:span text:style-name="T2">A</text:span><text:span text:style-name="T15">]</text:span></text:p>
          </table:table-cell>
          <table:table-cell table:style-name="Table7.A2" office:value-type="string">
            <text:p text:style-name="P109">0 0 1 0 0 0 0 1 0 0 1 1 0 0 <text:span text:style-name="T79">0 0 0</text:span></text:p>
          </table:table-cell>
          <table:table-cell table:style-name="Table7.A2" office:value-type="string">
            <text:p text:style-name="P5"/>
          </table:table-cell>
          <table:table-cell table:style-name="Table7.E2" table:number-rows-spanned="4" office:value-type="string">
            <text:p text:style-name="P114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108"><text:span text:style-name="T15">[2M</text:span><text:span text:style-name="T2">A</text:span><text:span text:style-name="T15">]</text:span></text:p>
          </table:table-cell>
          <table:table-cell table:style-name="Table7.A2" office:value-type="string">
            <text:p text:style-name="P110"><text:span text:style-name="T79">0 0 </text:span>0 0 1 0 0 0 0 1 0 0 1 1 0 0 <text:span text:style-name="T79">0</text:span></text:p>
          </table:table-cell>
          <table:table-cell table:style-name="Table7.A2" office:value-type="string">
            <text:p text:style-name="Standard"/>
          </table:table-cell>
          <table:covered-table-cell table:style-name="Table7.E2"/>
        </table:table-row>
        <table:table-row>
          <table:covered-table-cell table:style-name="Table7.A2"/>
          <table:table-cell table:style-name="Table7.A2" office:value-type="string">
            <text:p text:style-name="P114">СЧП</text:p>
          </table:table-cell>
          <table:table-cell table:style-name="Table7.A2" office:value-type="string">
            <text:p text:style-name="P5"><text:span text:style-name="T80">0 </text:span>0 1 0 1 0 0 1 0 1 1 1 1 1 0 0 0</text:p>
          </table:table-cell>
          <table:table-cell table:style-name="Table7.A2" office:value-type="string">
            <text:p text:style-name="P95"><text:span text:style-name="T77">1 </text:span>1 1 1 0 0 0 1<text:span text:style-name="T53"> 1 0 1 0</text:span></text:p>
          </table:table-cell>
          <table:covered-table-cell table:style-name="Table7.E2"/>
        </table:table-row>
        <table:table-row>
          <table:covered-table-cell table:style-name="Table7.A2"/>
          <table:table-cell table:style-name="Table7.A2" office:value-type="string">
            <text:p text:style-name="P115">СЧП → 4</text:p>
          </table:table-cell>
          <table:table-cell table:style-name="Table7.A2" office:value-type="string">
            <text:p text:style-name="P117">0 0 0 0 <text:span text:style-name="T80">0 </text:span>0 1 0 1 0 0 1 0 1 1 1 1</text:p>
          </table:table-cell>
          <table:table-cell table:style-name="Table7.A2" office:value-type="string">
            <text:p text:style-name="P118"><text:span text:style-name="T76">1 </text:span>0 0 0 | <text:span text:style-name="T77">1 </text:span><text:span text:style-name="T82">1 1 1 </text:span><text:span text:style-name="T50">0 0 0 1</text:span></text:p>
          </table:table-cell>
          <table:covered-table-cell table:style-name="Table7.E2"/>
        </table:table-row>
        <text:soft-page-break/>
        <table:table-row>
          <table:table-cell table:style-name="Table7.A2" table:number-rows-spanned="3" office:value-type="string">
            <text:p text:style-name="P122">2</text:p>
          </table:table-cell>
          <table:table-cell table:style-name="Table7.A2" office:value-type="string">
            <text:p text:style-name="P123"><text:span text:style-name="T16">[M</text:span><text:span text:style-name="T3">A</text:span><text:span text:style-name="T16">]</text:span></text:p>
          </table:table-cell>
          <table:table-cell table:style-name="Table7.A2" office:value-type="string">
            <text:p text:style-name="P111"><text:span text:style-name="T83">0 </text:span><text:span text:style-name="T79">0 0 </text:span>0 0 1 0 0 0 0 1 0 0 1 1 0 0</text:p>
          </table:table-cell>
          <table:table-cell table:style-name="Table7.A2" office:value-type="string">
            <text:p text:style-name="P98"/>
          </table:table-cell>
          <table:table-cell table:style-name="Table7.E2" table:number-rows-spanned="3" office:value-type="string">
            <text:p text:style-name="P124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124">СЧП</text:p>
          </table:table-cell>
          <table:table-cell table:style-name="Table7.A2" office:value-type="string">
            <text:p text:style-name="P96"><text:span text:style-name="T84">0 0 0 0 </text:span>0 1 1 0 1 0 1 1 1 1 0 1 1</text:p>
          </table:table-cell>
          <table:table-cell table:style-name="Table7.A2" office:value-type="string">
            <text:p text:style-name="P119"><text:span text:style-name="T76">1 </text:span>0 0 0 | <text:span text:style-name="T77">1 </text:span><text:span text:style-name="T82">1 1 1 0 0 0 1</text:span></text:p>
          </table:table-cell>
          <table:covered-table-cell table:style-name="Table7.E2"/>
        </table:table-row>
        <table:table-row table:style-name="Table7.9">
          <table:covered-table-cell table:style-name="Table7.A2"/>
          <table:table-cell table:style-name="Table7.A2" office:value-type="string">
            <text:p text:style-name="P125">СЧП → 4</text:p>
          </table:table-cell>
          <table:table-cell table:style-name="Table7.A2" office:value-type="string">
            <text:p text:style-name="P126">0 0 0 0 <text:span text:style-name="T84">0 0 0 0 </text:span><text:span text:style-name="T75">0 1 1 0 1 0 1 1 1</text:span></text:p>
          </table:table-cell>
          <table:table-cell table:style-name="Table7.A2" office:value-type="string">
            <text:p text:style-name="P120">1 0 1 1 <text:span text:style-name="T76">1 </text:span><text:span text:style-name="T81">0 0 0 | </text:span><text:span text:style-name="T51">1 </text:span><text:span text:style-name="T50">1 1 1</text:span></text:p>
          </table:table-cell>
          <table:covered-table-cell table:style-name="Table7.E2"/>
        </table:table-row>
        <table:table-row table:style-name="Table7.9">
          <table:table-cell table:style-name="Table7.A2" table:number-rows-spanned="3" office:value-type="string">
            <text:p text:style-name="P127">3</text:p>
          </table:table-cell>
          <table:table-cell table:style-name="Table7.A2" office:value-type="string">
            <text:p text:style-name="P128"><text:span text:style-name="T15">[-M</text:span><text:span text:style-name="T2">A</text:span><text:span text:style-name="T15">]</text:span></text:p>
          </table:table-cell>
          <table:table-cell table:style-name="Table7.A2" office:value-type="string">
            <text:p text:style-name="P112"><text:span text:style-name="T85">1</text:span><text:span text:style-name="T83"> </text:span><text:span text:style-name="T85">1</text:span><text:span text:style-name="T79"> </text:span><text:span text:style-name="T85">1</text:span><text:span text:style-name="T79"> </text:span><text:span text:style-name="T85">1</text:span> <text:span text:style-name="T85">1</text:span> <text:span text:style-name="T85">0</text:span> <text:span text:style-name="T85">1</text:span> <text:span text:style-name="T85">1</text:span> <text:span text:style-name="T85">1</text:span> <text:span text:style-name="T85">1</text:span> <text:span text:style-name="T85">0</text:span> <text:span text:style-name="T85">1</text:span> <text:span text:style-name="T85">1</text:span> <text:span text:style-name="T85">0</text:span> <text:span text:style-name="T86">1 0 0</text:span></text:p>
          </table:table-cell>
          <table:table-cell table:style-name="Table7.A2" office:value-type="string">
            <text:p text:style-name="P99"><text:span text:style-name="T54"/></text:p>
          </table:table-cell>
          <table:table-cell table:style-name="Table7.E2" table:number-rows-spanned="3" office:value-type="string">
            <text:p text:style-name="P130">1</text:p>
          </table:table-cell>
        </table:table-row>
        <table:table-row table:style-name="Table7.11">
          <table:covered-table-cell table:style-name="Table7.A2"/>
          <table:table-cell table:style-name="Table7.A2" office:value-type="string">
            <text:p text:style-name="P129">СЧП</text:p>
          </table:table-cell>
          <table:table-cell table:style-name="Table7.A2" office:value-type="string">
            <text:p text:style-name="P100">1 1 1 1 1 1 0 0 0 1 0 0 0 1 0 1 1</text:p>
          </table:table-cell>
          <table:table-cell table:style-name="Table7.A2" office:value-type="string">
            <text:p text:style-name="P121">1 0 1 1 <text:span text:style-name="T76">1 </text:span><text:span text:style-name="T81">0 0 0 | </text:span><text:span text:style-name="T77">1 </text:span><text:span text:style-name="T82">1 1 1</text:span></text:p>
          </table:table-cell>
          <table:covered-table-cell table:style-name="Table7.E2"/>
        </table:table-row>
        <table:table-row table:style-name="Table7.11">
          <table:covered-table-cell table:style-name="Table7.A2"/>
          <table:table-cell table:style-name="Table7.A2" office:value-type="string">
            <text:p text:style-name="P129">СЧП → 4</text:p>
          </table:table-cell>
          <table:table-cell table:style-name="Table7.A2" office:value-type="string">
            <text:p text:style-name="P130"><text:span text:style-name="T56">1 </text:span><text:span text:style-name="T53">1 1 1 </text:span><text:span text:style-name="T56">1 1 1 1 1 1 0 0 0 1 0 0 0</text:span></text:p>
          </table:table-cell>
          <table:table-cell table:style-name="Table7.A2" office:value-type="string">
            <text:p text:style-name="P130"><text:span text:style-name="T55">1 </text:span><text:span text:style-name="T53">0 1 1 </text:span><text:span text:style-name="T58">1 0 1 1 </text:span><text:span text:style-name="T54">1 </text:span><text:span text:style-name="T57">0 0 0</text:span></text:p>
          </table:table-cell>
          <table:covered-table-cell table:style-name="Table7.E2"/>
        </table:table-row>
        <table:table-row table:style-name="Table7.11">
          <table:table-cell table:style-name="Table7.A2" table:number-rows-spanned="3" office:value-type="string">
            <text:p text:style-name="P133">4</text:p>
          </table:table-cell>
          <table:table-cell table:style-name="Table7.A2" office:value-type="string">
            <text:p text:style-name="P133"><text:span text:style-name="T15">[M</text:span><text:span text:style-name="T2">A</text:span><text:span text:style-name="T15">]</text:span></text:p>
          </table:table-cell>
          <table:table-cell table:style-name="Table7.A2" office:value-type="string">
            <text:p text:style-name="P113"><text:span text:style-name="T83">0 </text:span><text:span text:style-name="T79">0 0 </text:span>0 0 1 0 0 0 0 1 0 0 1 1 0 0</text:p>
          </table:table-cell>
          <table:table-cell table:style-name="Table7.A2" office:value-type="string">
            <text:p text:style-name="P101"/>
          </table:table-cell>
          <table:table-cell table:style-name="Table7.E2" table:number-rows-spanned="3" office:value-type="string">
            <text:p text:style-name="P5"/>
          </table:table-cell>
        </table:table-row>
        <table:table-row table:style-name="Table7.11">
          <table:covered-table-cell table:style-name="Table7.A2"/>
          <table:table-cell table:style-name="Table7.A2" office:value-type="string">
            <text:p text:style-name="P134">СЧП</text:p>
          </table:table-cell>
          <table:table-cell table:style-name="Table7.A2" office:value-type="string">
            <text:p text:style-name="P97">0 0 0 0 0 0 1 1 1 1 1 0 1 0 1 0 0</text:p>
          </table:table-cell>
          <table:table-cell table:style-name="Table7.A2" office:value-type="string">
            <text:p text:style-name="P131"><text:span text:style-name="T55">1 0 1 1 </text:span><text:span text:style-name="T58">1 0 1 1 </text:span><text:span text:style-name="T54">1 </text:span><text:span text:style-name="T57">0 0 0</text:span></text:p>
          </table:table-cell>
          <table:covered-table-cell table:style-name="Table7.E2"/>
        </table:table-row>
        <table:table-row table:style-name="Table7.11">
          <table:covered-table-cell table:style-name="Table7.A2"/>
          <table:table-cell table:style-name="Table7.A2" office:value-type="string">
            <text:p text:style-name="P135">← M<text:span text:style-name="T2">C</text:span></text:p>
          </table:table-cell>
          <table:table-cell table:style-name="Table7.A2" office:value-type="string">
            <text:p text:style-name="P136">0 0 0 0 0 1 1 1 1 1 0 1 0 1 0 0 <text:span text:style-name="T87">1</text:span></text:p>
          </table:table-cell>
          <table:table-cell table:style-name="Table7.A2" office:value-type="string">
            <text:p text:style-name="P132"><text:span text:style-name="T55">0 1 1 </text:span><text:span text:style-name="T58">1 0 1 1 </text:span><text:span text:style-name="T54">1 </text:span><text:span text:style-name="T57">0 0 0 </text:span><text:span text:style-name="T59">0</text:span></text:p>
          </table:table-cell>
          <table:covered-table-cell table:style-name="Table7.E2"/>
        </table:table-row>
      </table:table>
      <text:p text:style-name="P16"/>
      <text:p text:style-name="P107">X<text:span text:style-name="T2">C</text:span><text:span text:style-name="T15"> = X</text:span><text:span text:style-name="T2">C</text:span><text:span text:style-name="T15"> – 1 = -1</text:span></text:p>
      <text:p text:style-name="P105"/>
      <text:p text:style-name="P106">C<text:span text:style-name="T37">*</text:span><text:span text:style-name="T15"> = </text:span><text:span text:style-name="T35">0.111110101001</text:span><text:span text:style-name="T13">2</text:span><text:span text:style-name="T35"> * 2</text:span><text:span text:style-name="T42">-1</text:span><text:span text:style-name="T35"> = </text:span><text:span text:style-name="T36">0.0</text:span><text:span text:style-name="T35">111110101001</text:span><text:span text:style-name="T14">2</text:span><text:span text:style-name="T36"> = 0.4893798828125</text:span></text:p>
      <text:p text:style-name="P103">C<text:span text:style-name="T2">T</text:span> = 0.4897</text:p>
      <text:p text:style-name="P103"><text:span text:style-name="T88">Δ</text:span><text:span text:style-name="T70">C = C</text:span><text:span text:style-name="T9">T</text:span><text:span text:style-name="T70"> – C</text:span><text:span text:style-name="T39">*</text:span><text:span text:style-name="T70"> = 0.4897 – </text:span><text:span text:style-name="T88">0.4893798828125</text:span><text:span text:style-name="T69"> </text:span><text:span text:style-name="T70">= 0.00032011718</text:span></text:p>
      <text:p text:style-name="P104">δ<text:span text:style-name="T72">C = </text:span><text:span text:style-name="T72"><draw:frame draw:style-name="fr1" draw:name="Object3" text:anchor-type="as-char" svg:y="-0.2453in" svg:width="3.1626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04"/>
      <text:p text:style-name="P104"><text:tab/>Погрешности результатов вызваны неточным представлением операндов. В формате Ф2 операнды представлены точнее и погрешность меньш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1-10T15:55:20.773053475</dc:date>
    <meta:editing-duration>PT15H43M29S</meta:editing-duration>
    <meta:editing-cycles>1210</meta:editing-cycles>
    <meta:generator>LibreOffice/7.6.2.1$Linux_X86_64 LibreOffice_project/60$Build-1</meta:generator>
    <meta:document-statistic meta:table-count="7" meta:image-count="0" meta:object-count="3" meta:page-count="4" meta:paragraph-count="249" meta:word-count="1242" meta:character-count="3069" meta:non-whitespace-character-count="2043"/>
  </office:meta>
</office:document-meta>
</file>

<file path=Object 1/content.xml><?xml version="1.0" encoding="utf-8"?>
<math xmlns="http://www.w3.org/1998/Math/MathML" display="block">
  <semantics>
    <mfrac>
      <mrow>
        <msub>
          <mi>P</mi>
          <mi>A</mi>
        </msub>
        <mo stretchy="false">+</mo>
        <mi>d</mi>
        <mo stretchy="false">+</mo>
        <msub>
          <mi>P</mi>
          <mi>B</mi>
        </msub>
      </mrow>
      <msub>
        <mi>P</mi>
        <mi>C</mi>
      </msub>
    </mfrac>
    <annotation encoding="StarMath 5.0">{P_A + d + P_B} over {P_C} 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0.00141875</mn>
            <mn>0.4897</mn>
          </mfrac>
          <mo stretchy="false">⋅</mo>
          <mn>100</mn>
        </mrow>
      </mrow>
      <mrow>
        <mtext>%</mtext>
        <mo stretchy="false">=</mo>
        <mn>0.29</mn>
      </mrow>
      <mtext>%</mtext>
    </mrow>
    <annotation encoding="StarMath 5.0">abs {{ΔC} over {C_T}} cdot 100% = { 0.00141875 } over { 0.4897 } cdot 100% = 0.29%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0.00032011718</mn>
            <mn>0.4897</mn>
          </mfrac>
          <mo stretchy="false">⋅</mo>
          <mn>100</mn>
        </mrow>
      </mrow>
      <mrow>
        <mtext>%</mtext>
        <mo stretchy="false">=</mo>
        <mn>0.065</mn>
      </mrow>
      <mtext>%</mtext>
    </mrow>
    <annotation encoding="StarMath 5.0">abs {{ΔC} over {C_T}} cdot 100% = { 0.00032011718 } over { 0.4897 } cdot 100% = 0.065%</annotation>
  </semantics>
</math>
</file>